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Times New Roman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$DAT_Item_CommonName</text:p>
      <text:p text:style-name="P3">$DAT_IDName</text:p>
      <text:p text:style-name="P1"><text:a xlink:type="simple" xlink:href="../DungeonCraftHelp.html">DungeonCraft Help Home</text:a></text:p>
      <text:p text:style-name="P1"/>
      <text:p text:style-name="P1">The Items.Dat <text:s/>(and <text:s/>Items.txt) files define a 'unique name' for each item. <text:s/>Each item can also display a 'common name' and an 'identified name'.</text:p>
      <text:p text:style-name="P2"/>
      <text:p text:style-name="P2">The 'common name' for an item is created automatically by the engine by dropping any vertical bar and following characters. <text:s/>For example:</text:p>
      <text:p text:style-name="P2">The unique name for a special Awl might be “Awl|HeaverThanUsual”. <text:s/>This is the name that scripts use to refer to the item. <text:s/>When the engine displays the common name of this item, it will display “Awl”.</text:p>
      <text:p text:style-name="P2"/>
      <text:p text:style-name="P2">The 'Identified Name” of an item is defined exp[licitly in the items database. <text:s/>It need not be anything like the unique name. <text:s/>For example, an item might have a unique name of “Awl|Stainless” and its identified name might be “Slingshot+5”.</text:p>
      <text:p text:style-name="P2"/>
      <text:p text:style-name="P2">A script can obtain information about an item using the functions:</text:p>
      <text:p text:style-name="P2"/>
      <text:p text:style-name="P2">$DAT_Item_CommonName(unique name)</text:p>
      <text:p text:style-name="P2">$DAT_Item_IDName(unique name)</text:p>
      <text:p text:style-name="P2">$DAT_Item_Oriority(unique name)</text:p>
      <text:p text:style-name="P2">$DAT_Item_MaxRange(unique name)</text:p>
      <text:p text:style-name="P2">$DAT_Item_MediumRange(unique name)</text:p>
      <text:p text:style-name="P2">$DAT_Item_ShortRange(unique name)</text:p>
      <text:p text:style-name="P2">$DAT_Item_DamageSmall(unique name) <text:s/>example: $2$6$3 would mean 2D6+3 </text:p>
      <text:p text:style-name="P2">$DAT_Item_DamageLarge(unique name) <text:s/>example: $1$5$2 would mean 1D5+2</text:p>
      <text:p text:style-name="P2">$DAT_Item_AttackBonus(unique na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30:37</meta:creation-date>
    <meta:generator>OpenOffice.org/3.2$Win32 OpenOffice.org_project/320m18$Build-9502</meta:generator>
    <meta:editing-cycles>5</meta:editing-cycles>
    <meta:editing-duration>PT00H26M44S</meta:editing-duration>
    <dc:title>$MIDDLE</dc:title>
    <dc:date>2014-10-23T16:41:35.25</dc:date>
    <dc:creator>Paul Stevens</dc:creator>
    <meta:document-statistic meta:table-count="0" meta:image-count="0" meta:object-count="0" meta:page-count="1" meta:paragraph-count="17" meta:word-count="170" meta:character-count="1203"/>
  </office:meta>
</office:document-meta>
</file>